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12.264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715cm"/>
    </style:style>
    <style:style style:name="co6" style:family="table-column">
      <style:table-column-properties fo:break-before="auto" style:column-width="3.378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5.493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3.607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Aineisto">
      <style:table-properties table:display="true" style:writing-mode="lr-tb"/>
    </style:style>
    <number:number-style style:name="N8003" number:language="fi" number:country="FI">
      <number:number number:decimal-places="0" number:min-integer-digits="1" number:grouping="true"/>
    </number:number-style>
    <number:text-style style:name="N8100" number:language="fi" number:country="FI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fo:border-left="none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gr1" style:family="graphic">
      <style:graphic-properties draw:marker-start="Nuolenkärjet_20_1" draw:marker-start-width="0.2cm" draw:marker-start-center="false" draw:fill="solid" draw:fill-color="#ffffc0" draw:auto-grow-height="true" draw:auto-grow-width="false" fo:min-height="4.76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ineisto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2" table:number-rows-spanned="1">
            <text:p>TULOSLASKELMA</text:p>
          </table:table-cell>
          <table:covered-table-cell table:style-name="ce6"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aihto</text:p>
          </table:table-cell>
          <table:table-cell table:style-name="ce3"/>
          <table:table-cell table:style-name="ce10" office:value-type="float" office:value="64592">
            <text:p>64 592</text:p>
          </table:table-cell>
          <table:table-cell table:style-name="ce10" office:value-type="float" office:value="67219">
            <text:p>67 219</text:p>
          </table:table-cell>
          <table:table-cell table:style-name="ce10" office:value-type="float" office:value="71424">
            <text:p>71 42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lmiiden ja keskeneräsiten tuoteiden varastojen muutos</text:p>
          </table:table-cell>
          <table:table-cell table:style-name="ce3"/>
          <table:table-cell table:style-name="ce10" office:value-type="float" office:value="790">
            <text:p>790</text:p>
          </table:table-cell>
          <table:table-cell table:style-name="ce10" office:value-type="float" office:value="2046">
            <text:p>2 046</text:p>
          </table:table-cell>
          <table:table-cell table:style-name="ce10" office:value-type="float" office:value="-33">
            <text:p>-33</text:p>
          </table:table-cell>
          <table:table-cell table:number-columns-repeated="3"/>
          <table:table-cell>
            <office:annotation office:display="true" draw:style-name="gr1" draw:text-style-name="P2" svg:width="10.21cm" svg:height="4.967cm" svg:x="40.901cm" svg:y="0.125cm" draw:caption-point-x="-0.61cm" draw:caption-point-y="1.51cm">
              <dc:date>2014-04-01T00:00:00</dc:date>
              <text:p text:style-name="P1"><text:span text:style-name="T1">Esitä yritykselle rahoituslaskelma, josta käyvät ilmi yrityksen Liiketoiminnan, Investointien ja Rahoituksen rahavirrat. Analysoi rahoituslaskelma.</text:span></text:p>
            </office:annotation>
          </table:table-cell>
          <table:table-cell table:number-columns-repeated="1015"/>
        </table:table-row>
        <table:table-row table:style-name="ro2">
          <table:table-cell table:style-name="ce3" office:value-type="string">
            <text:p>Liiketoiminnan muut tuotot</text:p>
          </table:table-cell>
          <table:table-cell table:style-name="ce5"/>
          <table:table-cell table:style-name="ce10" office:value-type="float" office:value="18">
            <text:p>1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60">
            <text:p>6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ateriaalit ja palve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table:style-name="ce5" office:value-type="string">
            <text:p>Aineet, tarvikkeet ja tavara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stot tilikauden aikana</text:p>
          </table:table-cell>
          <table:table-cell table:style-name="ce10" office:value-type="float" office:value="-19309">
            <text:p>-19 309</text:p>
          </table:table-cell>
          <table:table-cell table:style-name="ce10" office:value-type="float" office:value="-20647">
            <text:p>-20 647</text:p>
          </table:table-cell>
          <table:table-cell table:style-name="ce10" office:value-type="float" office:value="-20451">
            <text:p>-20 45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Ulkopuoliset palvelut</text:p>
          </table:table-cell>
          <table:table-cell table:style-name="ce10" office:value-type="float" office:value="-7727">
            <text:p>-7 727</text:p>
          </table:table-cell>
          <table:table-cell table:style-name="ce10" office:value-type="float" office:value="-7484">
            <text:p>-7 484</text:p>
          </table:table-cell>
          <table:table-cell table:style-name="ce10" office:value-type="float" office:value="-7954">
            <text:p>-7 95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rastojen muutos (lisäys +)</text:p>
          </table:table-cell>
          <table:table-cell table:style-name="ce10" office:value-type="float" office:value="716">
            <text:p>716</text:p>
          </table:table-cell>
          <table:table-cell table:style-name="ce10" office:value-type="float" office:value="923">
            <text:p>923</text:p>
          </table:table-cell>
          <table:table-cell table:style-name="ce10" office:value-type="float" office:value="537">
            <text:p>5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Henkilöstö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Palkat ja palkkiot</text:p>
          </table:table-cell>
          <table:table-cell table:style-name="ce10" office:value-type="float" office:value="-11184">
            <text:p>-11 184</text:p>
          </table:table-cell>
          <table:table-cell table:style-name="ce10" office:value-type="float" office:value="-11657">
            <text:p>-11 657</text:p>
          </table:table-cell>
          <table:table-cell table:style-name="ce10" office:value-type="float" office:value="-12575">
            <text:p>-12 57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Henkilösivukulu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kulut</text:p>
          </table:table-cell>
          <table:table-cell table:style-name="ce10" office:value-type="float" office:value="-1835">
            <text:p>-1 835</text:p>
          </table:table-cell>
          <table:table-cell table:style-name="ce10" office:value-type="float" office:value="-1949">
            <text:p>-1 949</text:p>
          </table:table-cell>
          <table:table-cell table:style-name="ce10" office:value-type="float" office:value="-2044">
            <text:p>-2 04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henkilösivukulut</text:p>
          </table:table-cell>
          <table:table-cell table:style-name="ce10" office:value-type="float" office:value="-606">
            <text:p>-606</text:p>
          </table:table-cell>
          <table:table-cell table:style-name="ce10" office:value-type="float" office:value="-718">
            <text:p>-718</text:p>
          </table:table-cell>
          <table:table-cell table:style-name="ce10" office:value-type="float" office:value="-788">
            <text:p>-788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Poistot ja arvonalentu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Suunnitelman mukaiset poistot </text:p>
          </table:table-cell>
          <table:table-cell table:style-name="ce10" office:value-type="float" office:value="-900">
            <text:p>-900</text:p>
          </table:table-cell>
          <table:table-cell table:style-name="ce10" office:value-type="float" office:value="-918">
            <text:p>-918</text:p>
          </table:table-cell>
          <table:table-cell table:style-name="ce10" office:value-type="float" office:value="-1158">
            <text:p>-1 15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Arvonalentumiset pysyvien vastaavien hyödykkeistä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<text:s/>Vaihtuvien vastaavien poikkeukselliset arvonalentu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toiminnan muut kulut</text:p>
          </table:table-cell>
          <table:table-cell table:style-name="ce5"/>
          <table:table-cell table:style-name="ce10" office:value-type="float" office:value="-15426">
            <text:p>-15 426</text:p>
          </table:table-cell>
          <table:table-cell table:style-name="ce10" office:value-type="float" office:value="-15449">
            <text:p>-15 449</text:p>
          </table:table-cell>
          <table:table-cell table:style-name="ce10" office:value-type="float" office:value="-16154">
            <text:p>-16 15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LIIKEVOITTO</text:p>
          </table:table-cell>
          <table:table-cell table:style-name="ce5"/>
          <table:table-cell table:style-name="ce11" table:formula="of:=SUM([.C3:.C20])" office:value-type="float" office:value="9129">
            <text:p>9 129</text:p>
          </table:table-cell>
          <table:table-cell table:style-name="ce11" table:formula="of:=SUM([.D3:.D20])" office:value-type="float" office:value="11413">
            <text:p>11 413</text:p>
          </table:table-cell>
          <table:table-cell table:style-name="ce11" table:formula="of:=SUM([.E3:.E20])" office:value-type="float" office:value="10864">
            <text:p>10 864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oitustuotot ja -kulu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korko- ja rahoitustuotot</text:p>
          </table:table-cell>
          <table:table-cell table:style-name="ce10" office:value-type="float" office:value="51">
            <text:p>51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124">
            <text:p>12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rkokulut ja muut rahoituskulut</text:p>
          </table:table-cell>
          <table:table-cell table:style-name="ce10" office:value-type="float" office:value="-228">
            <text:p>-228</text:p>
          </table:table-cell>
          <table:table-cell table:style-name="ce10" office:value-type="float" office:value="-153">
            <text:p>-153</text:p>
          </table:table-cell>
          <table:table-cell table:style-name="ce10" office:value-type="float" office:value="-192">
            <text:p>-19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SATUNNAISIA ERIÄ</text:p>
          </table:table-cell>
          <table:table-cell table:style-name="ce5"/>
          <table:table-cell table:style-name="ce11" table:formula="of:=SUM([.C21:.C24])" office:value-type="float" office:value="8952">
            <text:p>8 952</text:p>
          </table:table-cell>
          <table:table-cell table:style-name="ce11" table:formula="of:=SUM([.D21:.D24])" office:value-type="float" office:value="11347">
            <text:p>11 347</text:p>
          </table:table-cell>
          <table:table-cell table:style-name="ce11" table:formula="of:=SUM([.E21:.E24])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tuo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tunnaiset kulu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OITTO (TAPPIO) ENNEN TILINPÄÄTÖSSIIRTOJA JA VEROJA</text:p>
          </table:table-cell>
          <table:table-cell table:style-name="ce5"/>
          <table:table-cell table:style-name="ce11" table:formula="of:=+[.C25]+[.C26]-[.C27]" office:value-type="float" office:value="8952">
            <text:p>8 952</text:p>
          </table:table-cell>
          <table:table-cell table:style-name="ce11" table:formula="of:=+[.D25]+[.D26]-[.D27]" office:value-type="float" office:value="11347">
            <text:p>11 347</text:p>
          </table:table-cell>
          <table:table-cell table:style-name="ce11" table:formula="of:=+[.E25]+[.E26]-[.E27]" office:value-type="float" office:value="10796">
            <text:p>10 796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uloverot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/>
          <table:table-cell office:value-type="string">
            <text:p>Tilikauden verot</text:p>
          </table:table-cell>
          <table:table-cell table:style-name="ce10" office:value-type="float" office:value="-2864">
            <text:p>-2 864</text:p>
          </table:table-cell>
          <table:table-cell table:style-name="ce10" office:value-type="float" office:value="-2857">
            <text:p>-2 857</text:p>
          </table:table-cell>
          <table:table-cell table:style-name="ce10" office:value-type="float" office:value="-2759">
            <text:p>-2 759</text:p>
          </table:table-cell>
          <table:table-cell table:number-columns-repeated="1019"/>
        </table:table-row>
        <table:table-row table:style-name="ro2">
          <table:table-cell table:style-name="ce3"/>
          <table:table-cell office:value-type="string">
            <text:p>Laskennallisten verojen muutos</text:p>
          </table:table-cell>
          <table:table-cell table:style-name="ce10" office:value-type="float" office:value="-93">
            <text:p>-93</text:p>
          </table:table-cell>
          <table:table-cell table:style-name="ce10" office:value-type="float" office:value="-66">
            <text:p>-66</text:p>
          </table:table-cell>
          <table:table-cell table:style-name="ce10" office:value-type="float" office:value="-47">
            <text:p>-47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 (TAPPIO)</text:p>
          </table:table-cell>
          <table:table-cell/>
          <table:table-cell table:style-name="ce11" table:formula="of:=SUM([.C28:.C31])" office:value-type="float" office:value="5995">
            <text:p>5 995</text:p>
          </table:table-cell>
          <table:table-cell table:style-name="ce11" table:formula="of:=SUM([.D28:.D31])" office:value-type="float" office:value="8424">
            <text:p>8 424</text:p>
          </table:table-cell>
          <table:table-cell table:style-name="ce11" table:formula="of:=SUM([.E28:.E31])" office:value-type="float" office:value="7990">
            <text:p>7 990</text:p>
          </table:table-cell>
          <table:table-cell table:number-columns-repeated="1019"/>
        </table:table-row>
        <table:table-row table:style-name="ro2" table:number-rows-repeated="3">
          <table:table-cell table:style-name="ce3"/>
          <table:table-cell/>
          <table:table-cell table:style-name="ce10" table:number-columns-repeated="3"/>
          <table:table-cell table:number-columns-repeated="1019"/>
        </table:table-row>
        <table:table-row table:style-name="ro5">
          <table:table-cell table:style-name="ce3" office:value-type="string">
            <text:p>TASE</text:p>
          </table:table-cell>
          <table:table-cell/>
          <table:table-cell table:style-name="ce9" office:value-type="string">
            <text:p>2007</text:p>
          </table:table-cell>
          <table:table-cell table:style-name="ce9" office:value-type="string">
            <text:p>2008</text:p>
          </table:table-cell>
          <table:table-cell table:style-name="ce9" office:value-type="string">
            <text:p>200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</text:p>
          </table:table-cell>
          <table:table-cell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YSYVÄT VASTAAVA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ineettomat hyödykkeet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>
            <text:p>Aineettomat oikeudet</text:p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pitkävaikutteiset menot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234">
            <text:p>234</text:p>
          </table:table-cell>
          <table:table-cell table:style-name="ce10" office:value-type="float" office:value="226">
            <text:p>226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Aineelliset hyödykke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aa- ja vesialueet</text:p>
          </table:table-cell>
          <table:table-cell table:style-name="ce10" office:value-type="float" office:value="874">
            <text:p>874</text:p>
          </table:table-cell>
          <table:table-cell table:number-columns-repeated="2" table:style-name="ce10" office:value-type="float" office:value="911">
            <text:p>91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kennukset ja rakennelmat</text:p>
          </table:table-cell>
          <table:table-cell table:style-name="ce10" office:value-type="float" office:value="3743">
            <text:p>3 743</text:p>
          </table:table-cell>
          <table:table-cell table:style-name="ce10" office:value-type="float" office:value="3591">
            <text:p>3 591</text:p>
          </table:table-cell>
          <table:table-cell table:style-name="ce10" office:value-type="float" office:value="4583">
            <text:p>4 58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oneet ja kalusto</text:p>
          </table:table-cell>
          <table:table-cell table:style-name="ce10" office:value-type="float" office:value="3636">
            <text:p>3 636</text:p>
          </table:table-cell>
          <table:table-cell table:style-name="ce10" office:value-type="float" office:value="3825">
            <text:p>3 825</text:p>
          </table:table-cell>
          <table:table-cell table:style-name="ce10" office:value-type="float" office:value="4496">
            <text:p>4 49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ineelliset hyödykke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 ja keskeneräiset hankinnat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356">
            <text:p>356</text:p>
          </table:table-cell>
          <table:table-cell table:style-name="ce10"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ijoit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AIHTUVAT VASTAAVA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Vaihto-omaisuus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Aineet ja tarvikkeet</text:p>
          </table:table-cell>
          <table:table-cell table:style-name="ce10" office:value-type="float" office:value="4111">
            <text:p>4 111</text:p>
          </table:table-cell>
          <table:table-cell table:style-name="ce10" office:value-type="float" office:value="5015">
            <text:p>5 015</text:p>
          </table:table-cell>
          <table:table-cell table:style-name="ce10" office:value-type="float" office:value="5293">
            <text:p>5 293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Keskeneräiset tuotteet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178">
            <text:p>178</text:p>
          </table:table-cell>
          <table:table-cell table:style-name="ce10" office:value-type="float" office:value="182">
            <text:p>18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Valmiit tuotteet / Tavarat</text:p>
          </table:table-cell>
          <table:table-cell table:style-name="ce10" office:value-type="float" office:value="8455">
            <text:p>8 455</text:p>
          </table:table-cell>
          <table:table-cell table:style-name="ce10" office:value-type="float" office:value="10266">
            <text:p>10 266</text:p>
          </table:table-cell>
          <table:table-cell table:style-name="ce10" office:value-type="float" office:value="10392">
            <text:p>10 392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 vaihto-omaisuus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nnakkomaksut</text:p>
          </table:table-cell>
          <table:table-cell table:style-name="ce10" office:value-type="float" office:value="147">
            <text:p>147</text:p>
          </table:table-cell>
          <table:table-cell table:style-name="ce10" office:value-type="float" office:value="139">
            <text:p>139</text:p>
          </table:table-cell>
          <table:table-cell table:style-name="ce10" office:value-type="float" office:value="437">
            <text:p>437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ami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3" office:value-type="string">
            <text:p>Pitkä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saaminen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" office:value-type="string">
            <text:p>Lyhytaikaiset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yyntisaamiset</text:p>
          </table:table-cell>
          <table:table-cell table:style-name="ce10" office:value-type="float" office:value="2914">
            <text:p>2 914</text:p>
          </table:table-cell>
          <table:table-cell table:style-name="ce10" office:value-type="float" office:value="3302">
            <text:p>3 302</text:p>
          </table:table-cell>
          <table:table-cell table:style-name="ce10" office:value-type="float" office:value="4635">
            <text:p>4 63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saamiset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38">
            <text:p>38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saamiset</text:p>
          </table:table-cell>
          <table:table-cell table:style-name="ce10" office:value-type="float" office:value="612">
            <text:p>612</text:p>
          </table:table-cell>
          <table:table-cell table:style-name="ce10" office:value-type="float" office:value="769">
            <text:p>769</text:p>
          </table:table-cell>
          <table:table-cell table:style-name="ce10" office:value-type="float" office:value="1044">
            <text:p>1 04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Rahoitusarvopaperi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Muut osakkeet ja osuud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arvopaperi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Rahat ja pankkisaamiset</text:p>
          </table:table-cell>
          <table:table-cell table:style-name="ce5"/>
          <table:table-cell table:style-name="ce10" office:value-type="float" office:value="7646">
            <text:p>7 646</text:p>
          </table:table-cell>
          <table:table-cell table:style-name="ce10" office:value-type="float" office:value="7515">
            <text:p>7 515</text:p>
          </table:table-cell>
          <table:table-cell table:style-name="ce10" office:value-type="float" office:value="5789">
            <text:p>5 789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avaa yhteensä</text:p>
          </table:table-cell>
          <table:table-cell table:style-name="ce5"/>
          <table:table-cell table:style-name="ce11" table:formula="of:=SUM([.C39:.C69])" office:value-type="float" office:value="32735">
            <text:p>32 735</text:p>
          </table:table-cell>
          <table:table-cell table:style-name="ce11" table:formula="of:=SUM([.D39:.D69])" office:value-type="float" office:value="36302">
            <text:p>36 302</text:p>
          </table:table-cell>
          <table:table-cell table:style-name="ce11" table:formula="of:=SUM([.E39:.E69])" office:value-type="float" office:value="38170">
            <text:p>38 170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Vastattava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MA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Osake-, osuus- tai muu vastaava pääoma</text:p>
          </table:table-cell>
          <table:table-cell table:style-name="ce5"/>
          <table:table-cell table:number-columns-repeated="3" table:style-name="ce10" office:value-type="float" office:value="8040">
            <text:p>8 04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Muut rahasto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Omien osakkeiden tai osuuksie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joitetun vapaan oman pääoman rahasto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rahast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Edellisten tilikausien voitto</text:p>
          </table:table-cell>
          <table:table-cell/>
          <table:table-cell table:style-name="ce10" office:value-type="float" office:value="5698">
            <text:p>5 698</text:p>
          </table:table-cell>
          <table:table-cell table:style-name="ce10" office:value-type="float" office:value="7673">
            <text:p>7 673</text:p>
          </table:table-cell>
          <table:table-cell table:style-name="ce10" office:value-type="float" office:value="10871">
            <text:p>10 871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Tilikauden voitto</text:p>
          </table:table-cell>
          <table:table-cell table:style-name="ce5"/>
          <table:table-cell table:style-name="ce10" office:value-type="float" office:value="5995">
            <text:p>5 995</text:p>
          </table:table-cell>
          <table:table-cell table:style-name="ce10" office:value-type="float" office:value="8424">
            <text:p>8 424</text:p>
          </table:table-cell>
          <table:table-cell table:style-name="ce10" office:value-type="float" office:value="7990">
            <text:p>7 990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AKOLLISET VARAUKSET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varaukse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VIERAS PÄÄOMA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string">
            <text:p>Pitkä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style-name="ce10" office:value-type="float" office:value="1428">
            <text:p>1 428</text:p>
          </table:table-cell>
          <table:table-cell table:style-name="ce10" office:value-type="float" office:value="857">
            <text:p>857</text:p>
          </table:table-cell>
          <table:table-cell table:style-name="ce10" office:value-type="float" office:value="286">
            <text:p>286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1400">
            <text:p>1 400</text:p>
          </table:table-cell>
          <table:table-cell table:style-name="ce10" office:value-type="float" office:value="925">
            <text:p>925</text:p>
          </table:table-cell>
          <table:table-cell table:style-name="ce10" office:value-type="float" office:value="555">
            <text:p>55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114">
            <text:p>114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pitkäaikainen verovelka</text:p>
          </table:table-cell>
          <table:table-cell table:style-name="ce10" office:value-type="float" office:value="501">
            <text:p>501</text:p>
          </table:table-cell>
          <table:table-cell table:style-name="ce10" office:value-type="float" office:value="567">
            <text:p>567</text:p>
          </table:table-cell>
          <table:table-cell table:style-name="ce10" office:value-type="float" office:value="614">
            <text:p>614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Pitkäaikaiset siirtovela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yhytaikainen</text:p>
          </table:table-cell>
          <table:table-cell table:style-name="ce5"/>
          <table:table-cell table:style-name="ce10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Lainat rahoituslaitoksilta</text:p>
          </table:table-cell>
          <table:table-cell table:number-columns-repeated="3" table:style-name="ce10" office:value-type="float" office:value="571">
            <text:p>57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Eläkelainat</text:p>
          </table:table-cell>
          <table:table-cell table:style-name="ce10" office:value-type="float" office:value="647">
            <text:p>647</text:p>
          </table:table-cell>
          <table:table-cell table:number-columns-repeated="2" table:style-name="ce10" office:value-type="float" office:value="370">
            <text:p>3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aadut ennakot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Ostovelat</text:p>
          </table:table-cell>
          <table:table-cell table:style-name="ce10" office:value-type="float" office:value="2186">
            <text:p>2 186</text:p>
          </table:table-cell>
          <table:table-cell table:style-name="ce10" office:value-type="float" office:value="2342">
            <text:p>2 342</text:p>
          </table:table-cell>
          <table:table-cell table:style-name="ce10" office:value-type="float" office:value="2870">
            <text:p>2 87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Rahoitusvekselit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860">
            <text:p>86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Laskennallinen lyhytaikainen verovelka</text:p>
          </table:table-cell>
          <table:table-cell table:number-columns-repeated="3" table:style-name="ce10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Muut lyhytaikaiset velat</text:p>
          </table:table-cell>
          <table:table-cell table:style-name="ce10" office:value-type="float" office:value="2208">
            <text:p>2 208</text:p>
          </table:table-cell>
          <table:table-cell table:style-name="ce10" office:value-type="float" office:value="2464">
            <text:p>2 464</text:p>
          </table:table-cell>
          <table:table-cell table:style-name="ce10" office:value-type="float" office:value="2245">
            <text:p>2 24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>
            <text:p>Siirtovelat</text:p>
          </table:table-cell>
          <table:table-cell table:style-name="ce10" office:value-type="float" office:value="3195">
            <text:p>3 195</text:p>
          </table:table-cell>
          <table:table-cell table:style-name="ce10" office:value-type="float" office:value="3054">
            <text:p>3 054</text:p>
          </table:table-cell>
          <table:table-cell table:style-name="ce10" office:value-type="float" office:value="2898">
            <text:p>2 898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Vastattavaa yhteensä</text:p>
          </table:table-cell>
          <table:table-cell table:style-name="ce5"/>
          <table:table-cell table:style-name="ce11" table:formula="of:=SUM([.C74:.C98])" office:value-type="float" office:value="32735">
            <text:p>32 735</text:p>
          </table:table-cell>
          <table:table-cell table:style-name="ce11" table:formula="of:=SUM([.D74:.D98])" office:value-type="float" office:value="36302">
            <text:p>36 302</text:p>
          </table:table-cell>
          <table:table-cell table:style-name="ce11" table:formula="of:=SUM([.E74:.E98])" office:value-type="float" office:value="38170">
            <text:p>38 170</text:p>
          </table:table-cell>
          <table:table-cell table:number-columns-repeated="1019"/>
        </table:table-row>
        <table:table-row table:style-name="ro2" table:number-rows-repeated="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/>
          <table:table-cell office:value-type="string">
            <text:p>Apulaskelmia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3" office:value-type="string">
            <text:p>KASSAVIRTALASKELMA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 table:number-columns-repeated="3"/>
          <table:table-cell table:number-columns-repeated="1019"/>
        </table:table-row>
        <table:table-row table:style-name="ro2">
          <table:table-cell table:style-name="ce5"/>
          <table:table-cell table:style-name="ce5" office:value-type="string">
            <text:p>LIIKETOIMINNAN RAHAVIRTA:</text:p>
          </table:table-cell>
          <table:table-cell table:style-name="ce12" table:number-columns-repeated="3"/>
          <table:table-cell/>
          <table:table-cell table:style-name="Default" office:value-type="string">
            <text:p>Liiketoiminnnan rahavirta </text:p>
          </table:table-cell>
          <table:table-cell table:style-name="Default" office:value-type="string">
            <text:p>liikevaihto</text:p>
          </table:table-cell>
          <table:table-cell table:style-name="Default" table:formula="of:=[.E3]" office:value-type="float" office:value="71424">
            <text:p>7142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Myynnistä saadut maksut</text:p>
          </table:table-cell>
          <table:table-cell table:style-name="ce12" table:formula="of:=[.I108]" office:value-type="float" office:value="72538">
            <text:p>72538</text:p>
          </table:table-cell>
          <table:table-cell table:style-name="ce12" table:number-columns-repeated="2"/>
          <table:table-cell/>
          <table:table-cell table:style-name="Default"/>
          <table:table-cell table:style-name="Default" office:value-type="string">
            <text:p>myyntisaamisten lisäys</text:p>
          </table:table-cell>
          <table:table-cell table:style-name="Default" table:formula="of:=[.E63]-[.D63]" office:value-type="float" office:value="1333">
            <text:p>133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5" office:value-type="string">
            <text:p>Liiketoiminnan muista tuotoista saadut maksut</text:p>
          </table:table-cell>
          <table:table-cell table:style-name="ce12" table:formula="of:=[.E5]" office:value-type="float" office:value="60">
            <text:p>60</text:p>
          </table:table-cell>
          <table:table-cell table:style-name="ce12" table:number-columns-repeated="2"/>
          <table:table-cell/>
          <table:table-cell table:style-name="Default"/>
          <table:table-cell table:style-name="ce14" office:value-type="string">
            <text:p>Muiden velkojen lisäys</text:p>
          </table:table-cell>
          <table:table-cell table:style-name="ce14" table:formula="of:=[.E97]-[.D97]" office:value-type="float" office:value="-219">
            <text:p>-21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5"/>
          <table:table-cell table:style-name="ce7" office:value-type="string">
            <text:p>Maksut liiketoiminnan kuluista</text:p>
          </table:table-cell>
          <table:table-cell table:style-name="ce13" table:formula="of:=[.I117]" office:value-type="float" office:value="-59319">
            <text:p>-59319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style-name="Default" table:formula="of:=[.I105]+[.I106]+[.I107]" office:value-type="float" office:value="72538">
            <text:p>7253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Liiketoiminnan rahavirta ennen rahoituseriä ja veroja</text:p>
          </table:table-cell>
          <table:table-cell table:style-name="ce4" table:formula="of:=SUM([.C106:.C108])" office:value-type="float" office:value="13279">
            <text:p>13279</text:p>
          </table:table-cell>
          <table:table-cell table:number-columns-repeated="3"/>
          <table:table-cell table:style-name="Default" office:value-type="string">
            <text:p>Maksut liiketoiminnan kuluista</text:p>
          </table:table-cell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ostot</text:p>
          </table:table-cell>
          <table:table-cell table:style-name="Default" table:formula="of:=[.E8]" office:value-type="float" office:value="-20451">
            <text:p>-2045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Maksetut korot ja maksut muista liiketoiminnan rahoituskuluista</text:p>
          </table:table-cell>
          <table:table-cell table:formula="of:=[.E24]" office:value-type="float" office:value="-192">
            <text:p>-192</text:p>
          </table:table-cell>
          <table:table-cell table:number-columns-repeated="3"/>
          <table:table-cell table:style-name="Default"/>
          <table:table-cell table:style-name="Default" office:value-type="string">
            <text:p>ulkopuoliset palvelut</text:p>
          </table:table-cell>
          <table:table-cell table:style-name="Default" table:formula="of:=[.E9]" office:value-type="float" office:value="-7954">
            <text:p>-79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korot liiketoiminnasta</text:p>
          </table:table-cell>
          <table:table-cell table:formula="of:=[.E23]" office:value-type="float" office:value="124">
            <text:p>124</text:p>
          </table:table-cell>
          <table:table-cell table:number-columns-repeated="3"/>
          <table:table-cell table:style-name="Default"/>
          <table:table-cell table:style-name="Default" office:value-type="string">
            <text:p>henkilöstökulut</text:p>
          </table:table-cell>
          <table:table-cell table:style-name="Default" table:formula="of:=([.E12]+[.E14]+[.E15])" office:value-type="float" office:value="-15407">
            <text:p>-15407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office:value-type="string">
            <text:p>Saadut osingot liiketoiminnasta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Default"/>
          <table:table-cell table:style-name="Default" office:value-type="string">
            <text:p>liiketoiminnan muut kulut</text:p>
          </table:table-cell>
          <table:table-cell table:style-name="Default" table:formula="of:=[.E20]" office:value-type="float" office:value="-16154">
            <text:p>-1615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8" office:value-type="string">
            <text:p>Maksetut välittömät verot</text:p>
          </table:table-cell>
          <table:table-cell table:style-name="ce8" table:formula="of:=[.E30]" office:value-type="float" office:value="-2759">
            <text:p>-2759</text:p>
          </table:table-cell>
          <table:table-cell table:number-columns-repeated="3"/>
          <table:table-cell table:style-name="Default"/>
          <table:table-cell table:style-name="Default" office:value-type="string">
            <text:p>ostovelkojen lisäys</text:p>
          </table:table-cell>
          <table:table-cell table:style-name="Default" table:formula="of:=[.E94]-[.D94]" office:value-type="float" office:value="528">
            <text:p>52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4" office:value-type="string">
            <text:p>Rahavirta ennen satunnaisia eriä</text:p>
          </table:table-cell>
          <table:table-cell table:style-name="ce4" table:formula="of:=SUM([.C109:.C114])" office:value-type="float" office:value="10452">
            <text:p>10452</text:p>
          </table:table-cell>
          <table:table-cell table:number-columns-repeated="3"/>
          <table:table-cell table:style-name="Default"/>
          <table:table-cell table:style-name="Default" office:value-type="string">
            <text:p>siirtosaamisten lisäys</text:p>
          </table:table-cell>
          <table:table-cell table:style-name="Default" table:formula="of:=[.E65]-[.D65]" office:value-type="float" office:value="275">
            <text:p>27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ce14" office:value-type="string">
            <text:p>siirtovelkoje lisäys</text:p>
          </table:table-cell>
          <table:table-cell table:style-name="ce14" table:formula="of:=[.E98]-[.D98]" office:value-type="float" office:value="-156">
            <text:p>-1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iiketoiminnan satunnaisista eristä</text:p>
          </table:table-cell>
          <table:table-cell table:number-columns-repeated="6"/>
          <table:table-cell table:formula="of:=SUM([.I110:.I116])" office:value-type="float" office:value="-59319">
            <text:p>-59319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johtuva kassavirta (netto)</text:p>
          </table:table-cell>
          <table:table-cell table:style-name="ce8" office:value-type="float" office:value="0">
            <text:p>0</text:p>
          </table:table-cell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Liiketoiminnan kassavirta (A)</text:p>
          </table:table-cell>
          <table:table-cell table:style-name="ce4" table:formula="of:=[.C115]+[.C118]" office:value-type="float" office:value="10452">
            <text:p>10452</text:p>
          </table:table-cell>
          <table:table-cell table:number-columns-repeated="3"/>
          <table:table-cell table:style-name="Default" office:value-type="string">
            <text:p>Maksetut ko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 table:style-name="Default" office:value-type="string">
            <text:p>korkokulut</text:p>
          </table:table-cell>
          <table:table-cell table:style-name="Default" table:formula="of:=[.E24]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kassavirta:</text:p>
          </table:table-cell>
          <table:table-cell table:number-columns-repeated="4"/>
          <table:table-cell table:style-name="Default"/>
          <table:table-cell table:style-name="ce14" office:value-type="string">
            <text:p>korkovelkoj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vestoinnit aineellisiin ja aineettomiin hyödykkeisiin</text:p>
          </table:table-cell>
          <table:table-cell table:number-columns-repeated="4"/>
          <table:table-cell table:style-name="Default" table:number-columns-repeated="2"/>
          <table:table-cell table:style-name="Default" table:formula="of:=SUM([.I120:.I121])" office:value-type="float" office:value="-192">
            <text:p>-1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ineellisten ja aineettomien hyödykkeiden luovutustulot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Investoinnit muihin sijoituksiin</text:p>
          </table:table-cell>
          <table:table-cell table:number-columns-repeated="4"/>
          <table:table-cell table:style-name="Default" office:value-type="string">
            <text:p>Maksetut verot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Luovutustulot muista sijoituksista </text:p>
          </table:table-cell>
          <table:table-cell table:number-columns-repeated="4"/>
          <table:table-cell table:style-name="Default"/>
          <table:table-cell table:style-name="Default" office:value-type="string">
            <text:p>Tuloverot</text:p>
          </table:table-cell>
          <table:table-cell table:style-name="Default" table:formula="of:=[.E30]" office:value-type="float" office:value="-2759">
            <text:p>-27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aadut korot investoinneista</text:p>
          </table:table-cell>
          <table:table-cell table:number-columns-repeated="4"/>
          <table:table-cell table:style-name="Default"/>
          <table:table-cell table:style-name="Default" office:value-type="string">
            <text:p>verosaamisten vähennys</text:p>
          </table:table-cell>
          <table:table-cell table:style-name="Default" table:formula="of:=0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8" office:value-type="string">
            <text:p>Saadut osingot investoinneista</text:p>
          </table:table-cell>
          <table:table-cell table:number-columns-repeated="4"/>
          <table:table-cell table:style-name="Default"/>
          <table:table-cell table:style-name="ce14" office:value-type="string">
            <text:p>verosaamisten lisäys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>
            <text:p>Investointien rahavirta (B)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:</text:p>
          </table:table-cell>
          <table:table-cell table:number-columns-repeated="4"/>
          <table:table-cell table:style-name="Default" office:value-type="string">
            <text:p>Investoinnit aineellisiin ja aineettomiin hyödykkeisii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office:value-type="string">
            <text:p>Myönnettyjen lainojen muutos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Maksullinen osakeanti</text:p>
          </table:table-cell>
          <table:table-cell table:number-columns-repeated="4"/>
          <table:table-cell table:style-name="Default"/>
          <table:table-cell table:style-name="Default" office:value-type="string">
            <text:p>Rakennukset ja rakennelmat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Omien osakkeiden hankkiminen </text:p>
          </table:table-cell>
          <table:table-cell table:number-columns-repeated="4"/>
          <table:table-cell table:style-name="Default"/>
          <table:table-cell table:style-name="Default" office:value-type="string">
            <text:p>koneet ja kalusta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office:value-type="string">
            <text:p>Omien osakkeiden myynti</text:p>
          </table:table-cell>
          <table:table-cell table:number-columns-repeated="4"/>
          <table:table-cell table:style-name="Default"/>
          <table:table-cell table:style-name="ce14" office:value-type="string">
            <text:p>aineellisten hyödykkeiden poistot</text:p>
          </table:table-cell>
          <table:table-cell table:style-name="ce14"/>
          <table:table-cell table:number-columns-repeated="1015"/>
        </table:table-row>
        <table:table-row table:style-name="ro2">
          <table:table-cell/>
          <table:table-cell office:value-type="string">
            <text:p>Lyhytaikaisten lainojen muutos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Pitkäaikaisten lainojen nostot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Pitkäaikaisten lainojen takaisinmaksut</text:p>
          </table:table-cell>
          <table:table-cell table:number-columns-repeated="4"/>
          <table:table-cell table:style-name="Default"/>
          <table:table-cell table:style-name="Default" office:value-type="string">
            <text:p>investoinnit muihin sijoituksiin</text:p>
          </table:table-cell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" office:value-type="string">
            <text:p>Maksetut osingot ja muu voitonjako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>
          <table:table-cell/>
          <table:table-cell table:style-name="ce4" office:value-type="string">
            <text:p>Rahoituksen rahavirta (C.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havarojen muut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(A+B+C) lisäys (+) / vähennys (-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+ Rahavarat tilikauden aluss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 Rahavarat tilikauden lopussa</text:p>
          </table:table-cell>
          <table:table-cell table:number-columns-repeated="1022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2" table:print="false">
        <table:table-column table:style-name="co7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8000" number:language="fi" number:country="FI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0" number:min-integer-digits="1" number:grouping="true"/>
      <number:text> €</number:text>
    </number:number-style>
    <number:number-style style:name="N8108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i" number:country="FI">
      <number:number number:decimal-places="2" number:min-integer-digits="1" number:grouping="true"/>
      <number:text> €</number:text>
    </number:number-style>
    <number:number-style style:name="N8110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i" number:country="FI">
      <number:number number:decimal-places="2" number:min-integer-digits="1" number:grouping="true"/>
      <number:text> €</number:text>
    </number:number-style>
    <number:number-style style:name="N8111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percentage-style style:name="N8112" number:language="fi" number:country="FI">
      <number:number number:decimal-places="0" number:min-integer-digits="1"/>
      <number:text> %</number:text>
    </number:percentage-style>
    <number:percentage-style style:name="N8113" number:language="fi" number:country="FI">
      <number:number number:decimal-places="2" number:min-integer-digits="1"/>
      <number:text> %</number:text>
    </number:percentage-style>
    <number:date-style style:name="N8114" number:language="fi" number:country="FI">
      <number:day/>
      <number:text>.</number:text>
      <number:month number:textual="true"/>
      <number:text>.</number:text>
      <number:year/>
    </number:date-style>
    <number:date-style style:name="N8115" number:language="fi" number:country="FI">
      <number:day/>
      <number:text>.</number:text>
      <number:month number:textual="true"/>
    </number:date-style>
    <number:date-style style:name="N8116" number:language="fi" number:country="FI">
      <number:month number:textual="true"/>
      <number:text>.</number:text>
      <number:year/>
    </number:date-style>
    <number:time-style style:name="N8117" number:language="fi" number:country="FI">
      <number:hours/>
      <number:text>:</number:text>
      <number:minutes number:style="long"/>
      <number:text> </number:text>
      <number:am-pm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fi" number:country="FI">
      <number:hours/>
      <number:text>:</number:text>
      <number:minutes number:style="long"/>
    </number:time-style>
    <number:time-style style:name="N8120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21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3P0" style:volatile="true" number:language="fi" number:country="FI">
      <number:number number:decimal-places="0" number:min-integer-digits="1" number:grouping="true"/>
      <number:text>   </number:text>
    </number:number-style>
    <number:number-style style:name="N8123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number number:decimal-places="0" number:min-integer-digits="1" number:grouping="true"/>
      <number:text>   </number:text>
    </number:number-style>
    <number:number-style style:name="N8124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6P0" style:volatile="true" number:language="fi" number:country="FI">
      <number:number number:decimal-places="2" number:min-integer-digits="1" number:grouping="true"/>
      <number:text>   </number:text>
    </number:number-style>
    <number:number-style style:name="N8126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i" number:country="FI">
      <number:number number:decimal-places="2" number:min-integer-digits="1" number:grouping="true"/>
      <number:text>   </number:text>
    </number:number-style>
    <number:number-style style:name="N8127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31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31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31P2" style:volatile="true" number:language="fi" number:country="FI">
      <number:text> -    </number:text>
    </number:number-style>
    <number:text-style style:name="N8131" number:language="fi" number:country="FI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3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35P2" style:volatile="true" number:language="fi" number:country="FI">
      <number:text> - € </number:text>
    </number:number-style>
    <number:text-style style:name="N8135" number:language="fi" number:country="FI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39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39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39" number:language="fi" number:country="FI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3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43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43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43" number:language="fi" number:country="FI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time-style style:name="N8144" number:language="fi" number:country="FI">
      <number:minutes number:style="long"/>
      <number:text>:</number:text>
      <number:seconds number:style="long"/>
    </number:time-style>
    <number:time-style style:name="N8145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6" number:language="fi" number:country="FI">
      <number:minutes number:style="long"/>
      <number:text>:</number:text>
      <number:seconds number:style="long" number:decimal-places="1"/>
    </number:time-style>
    <number:number-style style:name="N8147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Nuolenkärjet_20_1" draw:display-name="Nuolenkärjet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2">12.04.2014</text:date>, <text:time>20:00:2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Aineisto" style:display-name="PageStyle_Ainei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2T20:00:29.44</dc:date>
    <dc:creator>Janne </dc:creator>
    <meta:generator>OpenOffice/4.0.1$Win32 OpenOffice.org_project/401m5$Build-9714</meta:generator>
    <meta:editing-duration>P6DT11H5M2S</meta:editing-duration>
    <meta:editing-cycles>3</meta:editing-cycles>
    <meta:document-statistic meta:table-count="2" meta:cell-count="392" meta:object-count="0"/>
  </office:meta>
</office:document-meta>
</file>